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249cm" style:rel-column-width="16383*"/>
    </style:style>
    <style:style style:name="Tabella3.B" style:family="table-column">
      <style:table-column-properties style:column-width="12.749cm" style:rel-column-width="49152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249cm" style:rel-column-width="16383*"/>
    </style:style>
    <style:style style:name="Tabella2.B" style:family="table-column">
      <style:table-column-properties style:column-width="12.749cm" style:rel-column-width="4915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6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2.25pt" style:font-size-complex="14pt"/>
    </style:style>
    <style:style style:name="P9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Package</text:p>
      <text:p text:style-name="P1"/>
      <text:p text:style-name="P2">NomeClasse1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Metodo Testato</text:p>
          </table:table-cell>
          <table:table-cell table:style-name="Tabella1.B1" office:value-type="string">
            <text:p text:style-name="P7">NomeMetodo1</text:p>
          </table:table-cell>
        </table:table-row>
        <table:table-row>
          <table:table-cell table:style-name="Tabella1.A2" office:value-type="string">
            <text:p text:style-name="P6">Descrizione Test</text:p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6">Input</text:p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6">Output</text:p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6">Esito</text:p>
          </table:table-cell>
          <table:table-cell table:style-name="Tabella1.B2" office:value-type="string">
            <text:p text:style-name="P7"/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Metodo Testato</text:p>
          </table:table-cell>
          <table:table-cell table:style-name="Tabella2.B1" office:value-type="string">
            <text:p text:style-name="P7">NomeMetodo2</text:p>
          </table:table-cell>
        </table:table-row>
        <table:table-row>
          <table:table-cell table:style-name="Tabella2.A2" office:value-type="string">
            <text:p text:style-name="P6">Descrizione Test</text:p>
          </table:table-cell>
          <table:table-cell table:style-name="Tabella2.B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Input</text:p>
          </table:table-cell>
          <table:table-cell table:style-name="Tabella2.B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Output</text:p>
          </table:table-cell>
          <table:table-cell table:style-name="Tabella2.B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Esito</text:p>
          </table:table-cell>
          <table:table-cell table:style-name="Tabella2.B2" office:value-type="string">
            <text:p text:style-name="P7"/>
          </table:table-cell>
        </table:table-row>
      </table:table>
      <text:p text:style-name="P4"/>
      <text:p text:style-name="P4"><text:bookmark-start text:name="DDE_LINK"/></text:p>
      <text:p text:style-name="P4"/>
      <text:p text:style-name="P4"><text:bookmark-end text:name="DDE_LINK"/></text:p>
      <text:p text:style-name="P3">NomeClasse2</text:p>
      <text:list text:style-name="L1">
        <text:list-item>
          <text:p text:style-name="P11">come sopr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empio:</text:p>
      <text:p text:style-name="P4"/>
      <text:p text:style-name="P1">logic.gestioneMemoria</text:p>
      <text:p text:style-name="P1"/>
      <text:p text:style-name="P8">RAMPaginata</text:p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6">Metodo Testato</text:p>
          </table:table-cell>
          <table:table-cell table:style-name="Tabella3.B1" office:value-type="string">
            <text:p text:style-name="P7">public int aggiungi(FrameMemoria frame) throws MemoriaEsaurita</text:p>
          </table:table-cell>
        </table:table-row>
        <table:table-row>
          <table:table-cell table:style-name="Tabella3.A2" office:value-type="string">
            <text:p text:style-name="P6">Descrizione Test</text:p>
          </table:table-cell>
          <table:table-cell table:style-name="Tabella3.B2" office:value-type="string">
            <text:p text:style-name="P7">La classe è stata controllata nei tre casi possibili che si possono verificare in caso di inserimento: memoria vuota, memoria contenente già qualche pagina, memoria piena.</text:p>
          </table:table-cell>
        </table:table-row>
        <table:table-row>
          <table:table-cell table:style-name="Tabella3.A2" office:value-type="string">
            <text:p text:style-name="P6">Input</text:p>
          </table:table-cell>
          <table:table-cell table:style-name="Tabella3.B2" office:value-type="string">
            <text:p text:style-name="P7">Un riferimento ad un oggetto pagina e uno stato iniziale della memoria</text:p>
          </table:table-cell>
        </table:table-row>
        <table:table-row>
          <table:table-cell table:style-name="Tabella3.A2" office:value-type="string">
            <text:p text:style-name="P6">Output</text:p>
          </table:table-cell>
          <table:table-cell table:style-name="Tabella3.B2" office:value-type="string">
            <text:p text:style-name="P7">Inidice di inserimento in RAM</text:p>
          </table:table-cell>
        </table:table-row>
        <table:table-row>
          <table:table-cell table:style-name="Tabella3.A2" office:value-type="string">
            <text:p text:style-name="P6">Esito</text:p>
          </table:table-cell>
          <table:table-cell table:style-name="Tabella3.B2" office:value-type="string">
            <text:p text:style-name="P7">Positiv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Luca</meta:initial-creator>
    <meta:creation-date>2008-03-03T19:07:11</meta:creation-date>
    <dc:creator>Alberto Zatton</dc:creator>
    <dc:date>2008-03-07T09:46:28</dc:date>
    <meta:editing-cycles>10</meta:editing-cycles>
    <meta:editing-duration>PT2H25M3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83" meta:character-count="584"/>
  </office:meta>
</office:document-meta>
</file>